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StarSymbol1" svg:font-family="StarSymbol"/>
    <style:font-face style:name="Tahoma3" svg:font-family="Tahoma"/>
    <style:font-face style:name="Courier New1" svg:font-family="'Courier New'" style:font-family-generic="modern"/>
    <style:font-face style:name="NewsGotT" svg:font-family="NewsGotT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Unicode MS" svg:font-family="'Arial Unicode MS'" style:font-family-generic="swiss" style:font-pitch="variable"/>
    <style:font-face style:name="Calibri1" svg:font-family="Calibri, 'Century Gothic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2" style:family="table" style:master-page-name="Standard">
      <style:table-properties style:width="17cm" style:page-number="auto" table:align="margins" style:writing-mode="lr-tb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2.99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16.933cm" style:rel-column-width="65535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1" fo:font-size="10pt" fo:font-style="italic" officeooo:paragraph-rsid="0017ab8e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17ab8e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7ab8e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1" fo:font-size="10pt" fo:letter-spacing="-0.004cm" fo:font-style="italic" style:text-underline-style="none" fo:font-weight="normal" officeooo:paragraph-rsid="0017ab8e" style:text-blinking="false" fo:background-color="transparent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5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style:font-name="Arial1" fo:font-size="10pt" officeooo:rsid="0027e8a2" officeooo:paragraph-rsid="0027e8a2" style:font-size-asian="10pt" style:font-size-complex="10pt"/>
    </style:style>
    <style:style style:name="P6" style:family="paragraph" style:parent-style-name="Standard">
      <style:paragraph-properties fo:margin-top="0cm" fo:margin-bottom="0.21cm" style:contextual-spacing="false" fo:line-height="100%"/>
      <style:text-properties style:font-name="Arial1" fo:font-size="10pt" officeooo:paragraph-rsid="002d312b" style:font-size-asian="10pt" style:font-name-complex="Arial1" style:font-size-complex="10pt"/>
    </style:style>
    <style:style style:name="P7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P8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style:font-name="Arial1" fo:font-size="10pt" fo:font-weight="normal" officeooo:rsid="002bcb0b" officeooo:paragraph-rsid="002bcb0b" style:font-size-asian="10pt" style:font-weight-asian="normal" style:font-name-complex="Arial1" style:font-size-complex="10pt" style:font-weight-complex="normal"/>
    </style:style>
    <style:style style:name="P9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style:font-name="Arial1" fo:font-size="10pt" fo:font-weight="bold" officeooo:rsid="001fa6b3" officeooo:paragraph-rsid="002bcb0b" style:font-size-asian="10pt" style:font-weight-asian="bold" style:font-name-complex="Arial1" style:font-size-complex="10pt" style:font-weight-complex="bold"/>
    </style:style>
    <style:style style:name="P10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fo:color="#000000" loext:opacity="100%" style:text-line-through-style="none" style:text-line-through-type="none" style:font-name="Arial1" fo:font-size="10pt" fo:letter-spacing="-0.004cm" fo:language="es" fo:country="ES" fo:font-style="normal" style:text-underline-style="none" fo:font-weight="normal" style:text-blinking="false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fo:color="#000000" loext:opacity="100%" style:text-line-through-style="none" style:text-line-through-type="none" style:font-name="Arial1" fo:font-size="10pt" fo:font-style="normal" style:text-underline-style="none" fo:font-weight="normal" officeooo:rsid="000d2b98" officeooo:paragraph-rsid="002bcb0b" style:text-underline-mode="continuous" style:text-overline-mode="continuous" style:text-line-through-mode="continuous" style:text-blinking="false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2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1" fo:font-size="10pt" fo:language="es" fo:country="ES" fo:font-style="normal" style:text-underline-style="none" fo:font-weight="bold" officeooo:rsid="00253388" officeooo:paragraph-rsid="002bcb0b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officeooo:paragraph-rsid="00282ca5"/>
    </style:style>
    <style:style style:name="P14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officeooo:paragraph-rsid="0027e8a2"/>
    </style:style>
    <style:style style:name="P15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officeooo:rsid="002bcb0b" officeooo:paragraph-rsid="002bcb0b"/>
    </style:style>
    <style:style style:name="P16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2d312b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638742" officeooo:paragraph-rsid="002d312b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2d31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text-line-through-style="none" style:text-line-through-type="none" style:font-name="Arial1" fo:font-size="10pt" fo:letter-spacing="-0.004cm" fo:language="es" fo:country="ES" fo:font-style="normal" style:text-underline-style="none" fo:font-weight="normal" officeooo:paragraph-rsid="00283cb1" style:text-blinking="false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0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1" fo:font-size="10pt" officeooo:paragraph-rsid="00283cb1" style:font-size-asian="10pt" style:font-name-complex="Arial4" style:font-size-complex="10pt"/>
    </style:style>
    <style:style style:name="P21" style:family="paragraph" style:parent-style-name="Texto_20_independiente_20_3">
      <style:paragraph-properties fo:margin-left="0cm" fo:margin-right="0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text-line-through-style="none" style:text-line-through-type="none" style:font-name="Arial1" fo:font-size="10pt" fo:letter-spacing="-0.004cm" fo:language="es" fo:country="ES" fo:font-style="normal" style:text-underline-style="none" fo:font-weight="bold" officeooo:rsid="000fbefa" officeooo:paragraph-rsid="00131ef6" style:text-blinking="false" fo:background-color="transparent" style:font-size-asian="10pt" style:font-style-asian="normal" style:font-weight-asian="bold" style:font-name-complex="Arial1" style:font-size-complex="10pt" style:font-style-complex="normal" style:font-weight-complex="normal"/>
    </style:style>
    <style:style style:name="P22" style:family="paragraph" style:parent-style-name="Text_20_body">
      <style:paragraph-properties fo:margin-left="0.563cm" fo:margin-right="0.441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1" fo:font-size="10pt" fo:letter-spacing="-0.004cm" fo:language="es" fo:country="ES" fo:font-style="normal" style:text-underline-style="none" fo:font-weight="normal" style:text-blinking="false" fo:background-color="transparent" style:font-size-asian="10pt" style:font-style-asian="normal" style:font-weight-asian="normal" style:font-name-complex="Arial1" style:font-size-complex="10pt" style:font-style-complex="normal" style:font-weight-complex="normal" fo:hyphenate="true" fo:hyphenation-remain-char-count="2" fo:hyphenation-push-char-count="2" loext:hyphenation-no-caps="false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638742" officeooo:paragraph-rsid="00673eb3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638742" officeooo:paragraph-rsid="0066101a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638742" officeooo:paragraph-rsid="0067c183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10pt" fo:language="es" fo:country="ES" fo:font-style="normal" fo:text-shadow="none" style:text-underline-style="none" fo:font-weight="normal" officeooo:rsid="00638742" officeooo:paragraph-rsid="006724a4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es" fo:country="ES" fo:font-style="normal" fo:text-shadow="none" style:text-underline-style="none" fo:font-weight="normal" officeooo:rsid="00638742" officeooo:paragraph-rsid="0067c183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8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1" fo:font-size="10pt" fo:language="es" fo:country="ES" fo:font-style="normal" style:text-underline-style="none" fo:font-weight="normal" officeooo:paragraph-rsid="00329e2a" fo:background-color="transparent" style:font-size-asian="10pt" style:font-weight-asian="normal" style:font-size-complex="10pt" style:font-weight-complex="normal"/>
    </style:style>
    <style:style style:name="P29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text-line-through-style="none" style:text-line-through-type="none" style:font-name="Arial1" fo:font-size="10pt" fo:font-style="normal" style:text-underline-style="none" fo:font-weight="normal" officeooo:rsid="00253388" style:text-blinking="false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Arial1" fo:font-size="10pt" fo:font-style="normal" style:text-underline-style="none" fo:font-weight="normal" officeooo:rsid="0027e8a2" style:text-blinking="false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color="#000000" loext:opacity="100%" style:text-line-through-style="none" style:text-line-through-type="none" style:font-name="Arial1" fo:font-size="10pt" fo:font-style="normal" style:text-underline-style="none" fo:font-weight="normal" officeooo:rsid="0027e8a2" style:text-blinking="false" fo:background-color="transparent" loext:char-shading-value="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Arial1" fo:font-size="10pt" fo:font-style="normal" style:text-underline-style="none" fo:font-weight="normal" officeooo:rsid="00282ca5" style:text-blinking="false" fo:background-color="transparent" loext:char-shading-value="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Arial1" fo:font-size="10pt" style:text-underline-style="none" fo:font-weight="normal" style:text-blinking="false" fo:background-color="transparent" loext:char-shading-value="0" style:font-size-asian="10pt" style:font-weight-asian="normal" style:font-name-complex="Arial1" style:font-size-complex="10pt" style:font-weight-complex="normal"/>
    </style:style>
    <style:style style:name="T6" style:family="text">
      <style:text-properties fo:color="#000000" loext:opacity="100%" style:font-name="Arial1" fo:font-size="10pt" fo:font-weight="normal" style:font-name-asian="Times New Roman" style:font-size-asian="10pt" style:font-weight-asian="normal" style:font-name-complex="Arial1" style:font-size-complex="10pt" style:language-complex="ar" style:country-complex="SA"/>
    </style:style>
    <style:style style:name="T7" style:family="text">
      <style:text-properties fo:color="#000000" loext:opacity="100%" style:font-name="Arial1" fo:font-size="10pt" fo:font-weight="normal" officeooo:rsid="00282ca5" style:font-name-asian="Times New Roman" style:font-size-asian="10pt" style:font-weight-asian="normal" style:font-name-complex="Arial1" style:font-size-complex="10pt" style:language-complex="ar" style:country-complex="SA"/>
    </style:style>
    <style:style style:name="T8" style:family="text">
      <style:text-properties fo:color="#000000" loext:opacity="100%" style:font-name="Arial1" fo:font-size="10pt" fo:font-weight="normal" officeooo:rsid="002add89" style:font-name-asian="Times New Roman" style:font-size-asian="10pt" style:font-weight-asian="normal" style:font-name-complex="Arial1" style:font-size-complex="10pt" style:language-complex="ar" style:country-complex="SA"/>
    </style:style>
    <style:style style:name="T9" style:family="text">
      <style:text-properties fo:color="#000000" loext:opacity="100%" style:font-name="Arial1" fo:font-size="10pt" fo:font-weight="normal" officeooo:rsid="002bcb0b" style:font-name-asian="Times New Roman" style:font-size-asian="10pt" style:font-weight-asian="normal" style:font-name-complex="Arial1" style:font-size-complex="10pt" style:language-complex="ar" style:country-complex="SA"/>
    </style:style>
    <style:style style:name="T10" style:family="text">
      <style:text-properties fo:color="#000000" loext:opacity="100%" fo:background-color="transparent" loext:char-shading-value="0" style:font-name-complex="Arial1"/>
    </style:style>
    <style:style style:name="T11" style:family="text">
      <style:text-properties fo:color="#000000" loext:opacity="100%" officeooo:rsid="004e1e6f" fo:background-color="transparent" loext:char-shading-value="0" style:font-name-complex="Arial1"/>
    </style:style>
    <style:style style:name="T12" style:family="text">
      <style:text-properties fo:color="#000000" loext:opacity="100%" officeooo:rsid="00526d00" fo:background-color="transparent" loext:char-shading-value="0" style:font-name-complex="Arial4"/>
    </style:style>
    <style:style style:name="T13" style:family="text">
      <style:text-properties fo:color="#000000" loext:opacity="100%" fo:font-weight="normal" officeooo:rsid="004f3571" fo:background-color="transparent" loext:char-shading-value="0" style:font-weight-asian="normal" style:font-name-complex="Arial4" style:font-weight-complex="normal"/>
    </style:style>
    <style:style style:name="T14" style:family="text">
      <style:text-properties fo:color="#000000" loext:opacity="100%" fo:font-weight="normal" officeooo:rsid="001541bd" fo:background-color="transparent" loext:char-shading-value="0" style:font-weight-asian="normal" style:font-name-complex="Arial4" style:font-weight-complex="normal"/>
    </style:style>
    <style:style style:name="T15" style:family="text">
      <style:text-properties fo:color="#000000" loext:opacity="100%" fo:font-weight="normal" officeooo:rsid="0050a923" fo:background-color="transparent" loext:char-shading-value="0" style:font-weight-asian="normal" style:font-name-complex="Arial4" style:font-weight-complex="normal"/>
    </style:style>
    <style:style style:name="T16" style:family="text">
      <style:text-properties fo:color="#000000" loext:opacity="100%" fo:font-weight="normal" officeooo:rsid="002bcb0b" fo:background-color="transparent" loext:char-shading-value="0" style:font-weight-asian="normal" style:font-name-complex="Arial4" style:font-weight-complex="normal"/>
    </style:style>
    <style:style style:name="T17" style:family="text">
      <style:text-properties fo:color="#000000" loext:opacity="100%" fo:font-weight="normal" style:letter-kerning="true" fo:background-color="transparent" loext:char-shading-value="0" style:font-name-asian="SimSun" style:language-asian="zh" style:country-asian="CN" style:font-weight-asian="normal" style:font-name-complex="Arial4" style:language-complex="hi" style:country-complex="IN" style:font-weight-complex="normal"/>
    </style:style>
    <style:style style:name="T18" style:family="text">
      <style:text-properties fo:color="#000000" loext:opacity="100%" fo:font-weight="normal" officeooo:rsid="00476f4f" style:letter-kerning="true" fo:background-color="transparent" loext:char-shading-value="0" style:font-name-asian="SimSun" style:language-asian="zh" style:country-asian="CN" style:font-weight-asian="normal" style:font-name-complex="Arial4" style:language-complex="hi" style:country-complex="IN" style:font-weight-complex="normal"/>
    </style:style>
    <style:style style:name="T19" style:family="text">
      <style:text-properties fo:color="#000000" loext:opacity="100%" fo:font-weight="normal" officeooo:rsid="0048f604" style:letter-kerning="true" fo:background-color="transparent" loext:char-shading-value="0" style:font-name-asian="SimSun" style:language-asian="zh" style:country-asian="CN" style:font-weight-asian="normal" style:font-name-complex="Arial4" style:language-complex="hi" style:country-complex="IN" style:font-weight-complex="normal"/>
    </style:style>
    <style:style style:name="T20" style:family="text">
      <style:text-properties fo:color="#000000" loext:opacity="100%" fo:letter-spacing="-0.004cm" fo:language="es" fo:country="ES" officeooo:rsid="00526d00" style:text-blinking="false" fo:background-color="transparent" loext:char-shading-value="0" style:font-name-complex="Tahoma2"/>
    </style:style>
    <style:style style:name="T21" style:family="text">
      <style:text-properties fo:color="#000000" loext:opacity="100%" fo:letter-spacing="-0.004cm" fo:language="es" fo:country="ES" officeooo:rsid="00526d00" style:text-blinking="false" fo:background-color="transparent" loext:char-shading-value="0" style:font-name-asian="Verdana" style:font-name-complex="Arial1" style:language-complex="ar" style:country-complex="SA"/>
    </style:style>
    <style:style style:name="T22" style:family="text">
      <style:text-properties fo:color="#000000" loext:opacity="100%" style:font-name="Arial3" fo:letter-spacing="-0.004cm" fo:language="es" fo:country="ES" officeooo:rsid="00040fc1" style:text-blinking="false" fo:background-color="transparent" loext:char-shading-value="0" style:font-name-complex="Arial1"/>
    </style:style>
    <style:style style:name="T23" style:family="text">
      <style:text-properties fo:color="#000000" loext:opacity="100%" style:font-name="Arial3" fo:letter-spacing="-0.004cm" fo:language="es" fo:country="ES" officeooo:rsid="00040fc1" style:text-blinking="false" fo:background-color="transparent" loext:char-shading-value="0" style:font-name-asian="Verdana" style:font-name-complex="Arial1" style:language-complex="ar" style:country-complex="SA"/>
    </style:style>
    <style:style style:name="T24" style:family="text">
      <style:text-properties fo:color="#000000" loext:opacity="100%" style:font-name="Arial2" fo:language="es" fo:country="ES" fo:background-color="transparent" loext:char-shading-value="0"/>
    </style:style>
    <style:style style:name="T25" style:family="text">
      <style:text-properties fo:color="#000000" loext:opacity="100%" style:font-name="Arial2" fo:language="es" fo:country="ES" officeooo:rsid="004ee151" fo:background-color="transparent" loext:char-shading-value="0"/>
    </style:style>
    <style:style style:name="T26" style:family="text">
      <style:text-properties fo:color="#000000" loext:opacity="100%" style:font-name="Arial2" fo:language="es" fo:country="ES" fo:font-weight="bold" officeooo:rsid="0024a0da" fo:background-color="transparent" loext:char-shading-value="0" style:font-style-asian="italic" style:font-weight-asian="bold" style:font-weight-complex="bold"/>
    </style:style>
    <style:style style:name="T27" style:family="text">
      <style:text-properties fo:color="#000000" loext:opacity="100%" style:font-name="Arial2" fo:letter-spacing="-0.004cm" fo:language="es" fo:country="ES" officeooo:rsid="00ac1267" style:text-blinking="false" fo:background-color="transparent" loext:char-shading-value="0" style:font-name-asian="Verdana" style:font-name-complex="Arial1" style:language-complex="ar" style:country-complex="SA"/>
    </style:style>
    <style:style style:name="T28" style:family="text">
      <style:text-properties style:font-name="Arial1" fo:font-size="10pt" fo:font-weight="bold" officeooo:rsid="001fa6b3" style:font-size-asian="10pt" style:font-weight-asian="bold" style:font-name-complex="Arial1" style:font-size-complex="10pt" style:font-weight-complex="bold"/>
    </style:style>
    <style:style style:name="T29" style:family="text">
      <style:text-properties style:font-name="Arial1" fo:font-size="10pt" style:font-size-asian="10pt" style:font-name-complex="Arial1" style:font-size-complex="10pt"/>
    </style:style>
    <style:style style:name="T30" style:family="text">
      <style:text-properties style:font-name="Arial1" fo:font-size="10pt" officeooo:rsid="00253388" style:font-size-asian="10pt" style:font-name-complex="Arial1" style:font-size-complex="10pt"/>
    </style:style>
    <style:style style:name="T31" style:family="text">
      <style:text-properties style:font-name="Arial1" fo:font-size="10pt" officeooo:rsid="0027e8a2" style:font-size-asian="10pt" style:font-name-complex="Arial1" style:font-size-complex="10pt"/>
    </style:style>
    <style:style style:name="T32" style:family="text">
      <style:text-properties style:font-name="Arial1" fo:font-size="10pt" officeooo:rsid="002add89" style:font-size-asian="10pt" style:font-name-complex="Arial1" style:font-size-complex="10pt"/>
    </style:style>
    <style:style style:name="T33" style:family="text">
      <style:text-properties style:font-name="Arial1" fo:font-size="10pt" officeooo:rsid="002bcb0b" style:font-size-asian="10pt" style:font-name-complex="Arial1" style:font-size-complex="10pt"/>
    </style:style>
    <style:style style:name="T34" style:family="text">
      <style:text-properties style:font-name="Arial3" officeooo:rsid="00040fc1"/>
    </style:style>
    <style:style style:name="T35" style:family="text">
      <style:text-properties style:font-name="Arial3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36" style:family="text">
      <style:text-properties style:font-name="Arial3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37" style:family="text">
      <style:text-properties style:font-name="Arial2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38" style:family="text">
      <style:text-properties fo:font-weight="bold" officeooo:rsid="00149f96" style:font-weight-asian="bold" style:font-weight-complex="bold"/>
    </style:style>
    <style:style style:name="T39" style:family="text">
      <style:text-properties fo:font-weight="bold" officeooo:rsid="00253388" style:font-weight-asian="bold" style:font-weight-complex="bold"/>
    </style:style>
    <style:style style:name="T40" style:family="text">
      <style:text-properties fo:font-weight="bold" officeooo:rsid="002b390c" style:font-weight-asian="bold" style:font-weight-complex="bold"/>
    </style:style>
    <style:style style:name="T41" style:family="text">
      <style:text-properties fo:font-weight="bold" officeooo:rsid="0024a0da" style:font-style-asian="italic" style:font-weight-asian="bold" style:font-weight-complex="bold"/>
    </style:style>
    <style:style style:name="T42" style:family="text">
      <style:text-properties fo:color="#2a6099" loext:opacity="100%" style:font-name="Arial1" fo:font-size="10pt" fo:font-weight="bold" officeooo:rsid="002add89" style:font-size-asian="10pt" style:font-weight-asian="bold" style:font-name-complex="Arial1" style:font-size-complex="10pt" style:font-weight-complex="bold"/>
    </style:style>
    <style:style style:name="T43" style:family="text">
      <style:text-properties fo:color="#2a6099" loext:opacity="100%" style:text-line-through-style="none" style:text-line-through-type="none" style:font-name="Arial1" fo:font-size="10pt" style:text-underline-style="none" fo:font-weight="bold" style:text-blinking="false" fo:background-color="transparent" loext:char-shading-value="0" style:font-size-asian="10pt" style:font-weight-asian="bold" style:font-name-complex="Arial1" style:font-size-complex="10pt" style:font-weight-complex="bold"/>
    </style:style>
    <style:style style:name="T44" style:family="text">
      <style:text-properties fo:color="#2a6099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45" style:family="text">
      <style:text-properties officeooo:rsid="002b390c"/>
    </style:style>
    <style:style style:name="T46" style:family="text">
      <style:text-properties officeooo:rsid="002feefa"/>
    </style:style>
    <style:style style:name="T47" style:family="text">
      <style:text-properties fo:letter-spacing="-0.004cm" officeooo:rsid="00ac1267" style:text-blinking="false" style:font-name-asian="Verdana" style:font-name-complex="Arial1" style:language-complex="ar" style:country-complex="SA"/>
    </style:style>
    <style:style style:name="T48" style:family="text">
      <style:text-properties officeooo:rsid="004ee151"/>
    </style:style>
    <style:style style:name="T49" style:family="text">
      <style:text-properties officeooo:rsid="00329e2a"/>
    </style:style>
    <style:style style:name="T50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6">Fecha: $$DIA_SISTEMA$$ de $$MES_SISTEMA$$ de $$EJERCICIO_SISTEMA$$</text:p>
            <text:p text:style-name="P18">Número de expediente: $$V_NUMEXP$$</text:p>
            <text:p text:style-name="P16">Nombre del expediente: $$V_TITULOEXP$$</text:p>
            <text:p text:style-name="P17">Asunto: <text:span text:style-name="T46">Requerimiento de subsanación de deficiencias</text:span></text:p>
          </table:table-cell>
          <table:table-cell table:style-name="Tabla2.B1" office:value-type="string">
            <text:p text:style-name="P23"><text:span text:style-name="T26"><text:script script:language="JOOScript">[#if eEMC_Interesado_NombreRazon??]
[#if eEMC_ID_TipoDocumentacion??]
[#if eEMC_ID_TipoDocumentacion == "CIF"]
[#assign eEMC_Interesado_PJ_RazonSocial=eEMC_Interesado_NombreRazon]
[#else]
[#assign eEMC_Interesado_PF_Nombre=eEMC_Interesado_NombreRazon]
[/#if]
[/#if]
[/#if]</text:script></text:span>Destinatario/a: <text:span text:style-name="T20"><text:s/></text:span><text:span text:style-name="Fuente_20_de_20_párrafo_20_predeter."><text:span text:style-name="T22"><text:text-input text:description="JOOScript">${(eEMC_Interesado_PJ_RazonSocial)!}</text:text-input></text:span></text:span><text:span text:style-name="T21"><text:s/></text:span><text:span text:style-name="Fuente_20_de_20_párrafo_20_predeter."><text:span text:style-name="T23"><text:text-input text:description="JOOScript">${(eEMC_Interesado_PF_Nombre)!}</text:text-input></text:span></text:span><text:span text:style-name="T12"><text:s/>$$eEMC_Interesado_PF_Apellido1$$ $$eEMC_Interesado_PF_Apellido2$$</text:span></text:p>
            <text:p text:style-name="P24"/>
            <text:p text:style-name="P25">Dirección: <text:bookmark-start text:name="__DdeLink__2593_383542981032"/><text:bookmark-start text:name="__DdeLink__6260_123821167522"/><text:span text:style-name="T25"><text:s/></text:span><text:bookmark-end text:name="__DdeLink__2593_383542981032"/><text:bookmark-end text:name="__DdeLink__6260_123821167522"/><text:span text:style-name="T26"><text:script script:language="JOOScript">[#if eEMC_Contacto_Direccion_TipoVia_label??][#assign eEMC_Contacto_Direccion_TipoVia=eEMC_Contacto_Direccion_TipoVia_label][/#if]</text:script></text:span><text:span text:style-name="Fuente_20_de_20_párrafo_20_predeter."><text:span text:style-name="T27"><text:text-input text:description="JOOScript">${(eEMC_Contacto_Direccion_TipoVia)!}</text:text-input></text:span></text:span><text:span text:style-name="T24"><text:s/>$$eEMC_Contacto_Direccion_NombreVia$$, $$eEMC_Contacto_Direccion_Numero$$, $$eEMC_Contacto_Direccion_Portal$$, $$eEMC_Contacto_Direccion_Piso$$ $$eEMC_Contacto_Direccion_Letra$$</text:span></text:p>
            <text:p text:style-name="P26"/>
            <text:p text:style-name="P27"><text:bookmark text:name="__DdeLink__2593_3835429810321"/><text:bookmark text:name="__DdeLink__6260_1238211675221"/><text:span text:style-name="T41"><text:script script:language="JOOScript">[#if eEMC_Contacto_Direccion_Municipio_label??][#assign eEMC_Contacto_Direccion_Municipio=eEMC_Contacto_Direccion_Municipio_label][/#if]</text:script></text:span><text:span text:style-name="Fuente_20_de_20_párrafo_20_predeter."><text:span text:style-name="T47"><text:text-input text:description="JOOScript">${(eEMC_Contacto_Direccion_Municipio)!}</text:text-input></text:span></text:span>, <text:bookmark-start text:name="__DdeLink__2593_38354298103211"/><text:bookmark-start text:name="__DdeLink__6260_12382116752211"/><text:span text:style-name="T48"><text:s/></text:span><text:bookmark-end text:name="__DdeLink__2593_38354298103211"/><text:bookmark-end text:name="__DdeLink__6260_12382116752211"/><text:span text:style-name="T41"><text:script script:language="JOOScript">[#if eEMC_Contacto_Direccion_Provincia_label??][#assign eEMC_Contacto_Direccion_Provincia=eEMC_Contacto_Direccion_Provincia_label][/#if]</text:script></text:span><text:span text:style-name="Fuente_20_de_20_párrafo_20_predeter."><text:span text:style-name="T47"><text:text-input text:description="JOOScript">${(eEMC_Contacto_Direccion_Provincia)!}</text:text-input></text:span></text:span>, $$eEMC_Contacto_Direccion_CP$$</text:p>
          </table:table-cell>
        </table:table-row>
      </table:table>
      <text:p text:style-name="P6"/>
      <text:p text:style-name="P5"><text:span text:style-name="T10">A la vista del </text:span><text:span text:style-name="T11">e</text:span><text:span text:style-name="T10">xpediente tramitado y del </text:span><text:span text:style-name="T13">i</text:span><text:span text:style-name="T14">nforme de los/</text:span><text:span text:style-name="T15">las</text:span><text:span text:style-name="T14"> </text:span><text:span text:style-name="T15">T</text:span><text:span text:style-name="T14">écnicos/</text:span><text:span text:style-name="T15">as</text:span><text:span text:style-name="T14"> </text:span><text:span text:style-name="T15">m</text:span><text:span text:style-name="T14">unicipales </text:span><text:span text:style-name="T16">o de la Diputación Provincial, </text:span><text:span text:style-name="T14">de fecha $$F_F_ITS$$</text:span><text:span text:style-name="T18">, </text:span><text:span text:style-name="T17">y del informe jurídico de fecha </text:span><text:span text:style-name="T19">$$F_F_IJU$$, </text:span><text:span text:style-name="T17">pongo en su conocimiento:</text:span></text:p>
      <text:p text:style-name="P14"><text:span text:style-name="T28">PRIMERO.- </text:span><text:span text:style-name="T29">Que en el plazo </text:span><text:span text:style-name="T32">$$PLAZO_SUBSANACION$$ </text:span><text:span text:style-name="T42">[el plazo no podrá superior a un mes]</text:span><text:span text:style-name="T29">, deberá </text:span><text:span text:style-name="T33">subsanar las deficiencias identificadas</text:span><text:span text:style-name="T29"> para la </text:span><text:span text:style-name="T31">concesión de la licencia</text:span><text:span text:style-name="T29">, de acuerdo con </text:span><text:span text:style-name="T30">el </text:span><text:span text:style-name="T1">el artículo </text:span><text:span text:style-name="T2">16.2 del Reglamento de Disciplina Urbanística de la Comunidad Autónoma de Andalucía, aprobado por el Decreto 60/2010, de 16 de marzo</text:span><text:span text:style-name="T5">:</text:span></text:p>
      <text:p text:style-name="P15"><text:span text:style-name="T43">[En caso de identificarse deficiencias en el informe técnico]</text:span><text:span text:style-name="T5">Deficiencias a subsanar identificadas en el informe técnico: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<text:span text:style-name="T49">D</text:span><text:span text:style-name="T45">eficiencias a subsanar </text:span></text:p>
          </table:table-cell>
        </table:table-row>
        <table:table-row table:style-name="TableLine2208002744960">
          <table:table-cell table:style-name="Tabla3.A2" office:value-type="string">
            <text:p text:style-name="P28"><text:text-input text:description="JOOScript">${(datos.att0)!}</text:text-input><text:span text:style-name="T39"><text:script script:language="JOOScript">&lt;jooscript&gt;
&lt;insert-around element="table:table-row"&gt;
[#if DEF_SUB_INF_TEC??]
[#assign DEF_SUB_INF_TEC_AUXILIAR=DEF_SUB_INF_TEC]
[/#if]
[#if TAB_DEF_SUB_INF_TEC??]
[#assign DEF_SUB_INF_TEC_AUXILIAR=TAB_DEF_SUB_INF_TEC]
[/#if]
[#if DEF_SUB_INF_TEC_AUXILIAR?? &amp;amp;&amp;amp; DEF_SUB_INF_TEC_AUXILIAR?is_enumerable]
[#list DEF_SUB_INF_TEC_AUXILIAR as datos]
&lt;content/&gt;
[/#list]
[/#if]
&lt;/insert-around&gt;
&lt;/jooscript&gt;
</text:script></text:span></text:p>
          </table:table-cell>
        </table:table-row>
      </table:table>
      <text:p text:style-name="P11"/>
      <text:p text:style-name="P8"><text:span text:style-name="T44">[En caso de identificarse deficiencias en el informe jurídico]</text:span>Deficiencias a subsanar identificadas en el informe jurídico: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2"><text:span text:style-name="T49">D</text:span><text:span text:style-name="T45">eficiencias a subsanar </text:span></text:p>
          </table:table-cell>
        </table:table-row>
        <table:table-row table:style-name="TableLine2208002750400">
          <table:table-cell table:style-name="Tabla1.A2" office:value-type="string">
            <text:p text:style-name="P28"><text:text-input text:description="JOOScript">${(datos.att0)!}</text:text-input><text:span text:style-name="T39"><text:script script:language="JOOScript">&lt;jooscript&gt;
&lt;insert-around element="table:table-row"&gt;
[#if DEF_SUB_INF_JUR??]
[#assign DEF_SUB_INF_JUR_AUXILIAR=DEF_SUB_INF_JUR]
[/#if]
[#if TAB_DEF_SUB_INF_JUR??]
[#assign DEF_SUB_INF_JUR_AUXILIAR=TAB_DEF_SUB_INF_JUR]
[/#if]
[#if DEF_SUB_INF_JUR_AUXILIAR?? &amp;amp;&amp;amp; DEF_SUB_INF_JUR_AUXILIAR?is_enumerable]
[#list DEF_SUB_INF_JUR_AUXILIAR as datos]
&lt;content/&gt;
[/#list]
[/#if]
&lt;/insert-around&gt;
&lt;/jooscript&gt;
</text:script></text:span></text:p>
          </table:table-cell>
        </table:table-row>
      </table:table>
      <text:p text:style-name="P9"/>
      <text:p text:style-name="P13"><text:span text:style-name="T28">SEGUNDO.- </text:span><text:span text:style-name="T29">Que transcurrido el</text:span><text:span text:style-name="T6"> plazo </text:span><text:span text:style-name="T8">de subsanación</text:span><text:span text:style-name="T6">, concedido para que subsane l</text:span><text:span text:style-name="T7">as deficiencias</text:span><text:span text:style-name="T6"> o acompañe los documentos preceptivos, sin que haya atendido </text:span><text:span text:style-name="T9">el requerimiento</text:span><text:span text:style-name="T6">, se </text:span><text:span text:style-name="T7">procederá a la declaración de caducidad del procedimiento conforme a las normas reguladoras del procedimiento administrativo común, tal y como se recoge en el artículo </text:span><text:span text:style-name="T3">16.</text:span><text:span text:style-name="T4">3</text:span><text:span text:style-name="T3"> del Reglamento de Disciplina Urbanística de la Comunidad Autónoma de Andalucía.</text:span></text:p>
      <text:p text:style-name="P10"/>
      <text:p text:style-name="P20"><text:span text:style-name="Fuente_20_de_20_párrafo_20_predeter."><text:span text:style-name="T37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35"><text:text-input text:description="JOOScript">${(FIRMANTES_FDO_AUXILIAR)!}</text:text-input></text:span></text:span><text:span text:style-name="T38"><text:s/></text:span><text:span text:style-name="Fuente_20_de_20_párrafo_20_predeter."><text:span text:style-name="T36"><text:text-input text:description="JOOScript">${(FIRMANTES_AUXILIAR)!}</text:text-input></text:span></text:span><text:span text:style-name="Fuente_20_de_20_párrafo_20_predeter."><text:span text:style-name="T36"><text:s/></text:span></text:span></text:p>
      <text:p text:style-name="P19"><text:span text:style-name="Fuente_20_de_20_párrafo_20_predeter."><text:span text:style-name="T34"><text:text-input text:description="JOOScript">${(FIRMANTE_DELEGACION_AUXILIAR)!}</text:text-input></text:span></text:span><text:span text:style-name="Fuente_20_de_20_párrafo_20_predeter."><text:span text:style-name="T34"><text:s/></text:span></text:span></text:p>
      <text:p text:style-name="P21"/>
      <text:p text:style-name="P7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StarSymbol1" svg:font-family="StarSymbol"/>
    <style:font-face style:name="Tahoma3" svg:font-family="Tahoma"/>
    <style:font-face style:name="Courier New1" svg:font-family="'Courier New'" style:font-family-generic="modern"/>
    <style:font-face style:name="NewsGotT" svg:font-family="NewsGotT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Unicode MS" svg:font-family="'Arial Unicode MS'" style:font-family-generic="swiss" style:font-pitch="variable"/>
    <style:font-face style:name="Calibri1" svg:font-family="Calibri, 'Century Gothic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s" fo:country="E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Header_20_and_20_Footer" style:display-name="Header and 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fo:language="es" fo:country="ES" style:font-size-asian="11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true" style:font-name-asian="Liberation Serif1" style:font-family-asian="'Liberation Serif'" style:font-family-generic-asian="system" style:font-pitch-asian="variable" style:font-size-asian="11pt" style:language-asian="ar" style:country-asian="SA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Text_20_body_20__28_user_29_" style:display-name="Text body (user)" style:family="paragraph" style:default-outline-level="">
      <style:paragraph-properties fo:margin-top="0cm" fo:margin-bottom="0.212cm" style:contextual-spacing="false" fo:line-height="100%" fo:text-align="start" style:justify-single-word="false" fo:orphans="2" fo:widows="2"/>
      <style:text-properties style:font-name="Liberation Serif" fo:font-family="'Liberation Serif'" style:font-family-generic="roman" style:font-pitch="variable" fo:font-size="12pt" style:font-name-asian="Lucida Sans" style:font-family-asian="'Lucida Sans'" style:font-family-generic-asian="system" style:font-pitch-asian="variable" style:font-size-asian="12pt" style:language-asian="hi" style:country-asian="IN"/>
    </style:style>
    <style:style style:name="Texto_20_de_20_globo" style:display-name="Texto de globo" style:family="paragraph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sunto_20_del_20_comentario" style:display-name="Asunto del comentario" style:family="paragraph" style:default-outline-level="">
      <style:text-properties fo:font-size="10pt" fo:font-weight="bold" style:font-size-asian="10pt" style:font-weight-asian="bold"/>
    </style:style>
    <style:style style:name="Texto_20_comentario" style:display-name="Texto comentario" style:family="paragraph" style:default-outline-level="">
      <style:text-properties fo:font-size="10pt" style:font-size-asian="10pt"/>
    </style:style>
    <style:style style:name="Epígrafe" style:family="paragraph" style:parent-style-name="Standard" style:default-outline-level="">
      <style:paragraph-properties fo:margin-top="0.212cm" fo:margin-bottom="0.212cm" style:contextual-spacing="false"/>
      <style:text-properties fo:font-style="italic" style:font-style-asian="italic"/>
    </style:style>
    <style:style style:name="Encabezado" style:family="paragraph" style:parent-style-name="Standard" style:default-outline-level="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O-Normal" style:family="paragraph" style:default-outline-level="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 style:language-complex="es" style:country-complex="ES" fo:hyphenate="false" fo:hyphenation-remain-char-count="2" fo:hyphenation-push-char-count="2" loext:hyphenation-no-caps="false"/>
    </style:style>
    <style:style style:name="Footnote_20__28_user_29_" style:display-name="Footnote (user)" style:family="paragraph" style:default-outline-level="">
      <style:paragraph-properties fo:margin-left="0.598cm" fo:margin-right="0cm" fo:text-align="justify" style:justify-single-word="false" fo:text-indent="-0.598cm" style:auto-text-indent="false"/>
      <style:text-properties style:font-name="Arial" fo:font-family="Arial" style:font-family-generic="roman" style:font-pitch="variable" fo:font-size="7pt" style:font-size-asian="7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1" fo:font-family="'Courier New'" style:font-family-generic="modern" style:font-name-complex="Wingdings" style:font-family-complex="Wingdings" style:font-pitch-complex="variable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2" style:font-family-asian="StarSymbol" style:font-family-generic-asian="system" style:font-pitch-asian="variable" style:font-size-asian="8pt"/>
    </style:style>
    <style:style style:name="ListLabel_20_2" style:display-name="ListLabel 2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3" style:display-name="ListLabel 3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4" style:display-name="ListLabel 4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5" style:display-name="ListLabel 5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6" style:display-name="ListLabel 6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7" style:display-name="ListLabel 7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8" style:display-name="ListLabel 8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9" style:display-name="ListLabel 9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10" style:display-name="ListLabel 10" style:family="text">
      <style:text-properties style:font-name-asian="Courier New2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2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2" style:font-family-asian="'Courier New'" style:font-family-generic-asian="system" style:font-pitch-asian="variable"/>
    </style:style>
    <style:style style:name="WW_5f_CharLFO4LVL9" style:display-name="WW_CharLFO4LVL9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8" style:display-name="WW_CharLFO4LVL8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7" style:display-name="WW_CharLFO4LVL7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6" style:display-name="WW_CharLFO4LVL6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5" style:display-name="WW_CharLFO4LVL5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4" style:display-name="WW_CharLFO4LVL4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3" style:display-name="WW_CharLFO4LVL3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2" style:display-name="WW_CharLFO4LVL2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1" style:display-name="WW_CharLFO4LVL1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9" style:display-name="WW_CharLFO3LVL9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8" style:display-name="WW_CharLFO3LVL8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7" style:display-name="WW_CharLFO3LVL7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6" style:display-name="WW_CharLFO3LVL6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5" style:display-name="WW_CharLFO3LVL5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4" style:display-name="WW_CharLFO3LVL4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3" style:display-name="WW_CharLFO3LVL3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2" style:display-name="WW_CharLFO3LVL2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1" style:display-name="WW_CharLFO3LVL1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9" style:display-name="WW_CharLFO2LVL9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8" style:display-name="WW_CharLFO2LVL8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7" style:display-name="WW_CharLFO2LVL7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6" style:display-name="WW_CharLFO2LVL6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5" style:display-name="WW_CharLFO2LVL5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4" style:display-name="WW_CharLFO2LVL4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3" style:display-name="WW_CharLFO2LVL3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2" style:display-name="WW_CharLFO2LVL2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1" style:display-name="WW_CharLFO2LVL1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1LVL8" style:display-name="WW_CharLFO1LVL8" style:family="text">
      <style:text-properties style:font-name="Courier New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1LVL5" style:display-name="WW_CharLFO1LVL5" style:family="text">
      <style:text-properties style:font-name="Courier New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1LVL2" style:display-name="WW_CharLFO1LVL2" style:family="text">
      <style:text-properties fo:color="#000000" loext:opacity="100%" style:font-name="Verdana1" fo:font-family="Verdana" style:font-family-generic="roman" style:font-pitch="variable" style:font-name-asian="Arial4" style:font-family-asian="Arial" style:font-family-generic-asian="system" style:font-pitch-asian="variable"/>
    </style:style>
    <style:style style:name="WW_5f_CharLFO1LVL1" style:display-name="WW_CharLFO1LVL1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Título_20_4_20_Car" style:display-name="Título 4 Car" style:family="text">
      <style:text-properties fo:color="#4f81bd" loext:opacity="100%" style:font-name="Cambria" fo:font-family="Cambria" style:font-family-generic="roman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3_20_Car" style:display-name="Título 3 Car" style:family="text">
      <style:text-properties fo:color="#4f81bd" loext:opacity="100%" style:font-name="Cambria" fo:font-family="Cambria" style:font-family-generic="roman" style:font-pitch="variable" fo:font-weight="bold" style:font-name-asian="Times New Roman2" style:font-family-asian="'Times New Roman'" style:font-family-generic-asian="system" style:font-pitch-asian="variable" style:font-weight-asian="bold"/>
    </style:style>
    <style:style style:name="Asunto_20_del_20_comentario_20_Car" style:display-name="Asunto del comentario Car" style:family="text">
      <style:text-properties fo:font-size="10pt" fo:font-weight="bold" style:font-size-asian="10pt" style:font-weight-asian="bold"/>
    </style:style>
    <style:style style:name="Texto_20_comentario_20_Car" style:display-name="Texto comentario Car" style:family="text">
      <style:text-properties fo:font-size="10pt" style:font-size-asian="10pt"/>
    </style:style>
    <style:style style:name="Ref._20_de_20_comentario" style:display-name="Ref. de comentario" style:family="text">
      <style:text-properties fo:font-size="8pt" style:font-size-asian="8pt"/>
    </style:style>
    <style:style style:name="Fuente_20_de_20_párrafo_20_predeter." style:display-name="Fuente de párrafo predeter." style:family="text"/>
    <style:style style:name="Footnote_20_Characters" style:display-name="Footnote Characters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1" fo:font-size="10pt" fo:font-style="italic" officeooo:paragraph-rsid="0017ab8e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7ab8e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17ab8e" style:font-size-asian="10pt" style:font-style-asian="italic" style:font-size-complex="10pt" style:font-style-complex="italic"/>
    </style:style>
    <style:style style:name="MP5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1" fo:font-size="10pt" fo:letter-spacing="-0.004cm" fo:font-style="italic" style:text-underline-style="none" fo:font-weight="normal" officeooo:paragraph-rsid="0017ab8e" style:text-blinking="false" fo:background-color="transparent" style:font-size-asian="10pt" style:font-style-asian="italic" style:font-weight-asian="normal" style:font-name-complex="Arial1" style:font-size-complex="10pt" style:font-style-complex="italic" style:font-weight-complex="normal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NIF_AYTO$$</text:p>
        <text:p text:style-name="MP2">$$DIRECCION_AYTO$$</text:p>
        <text:p text:style-name="MP2">$$TELEFONO_AYTO$$</text:p>
        <text:p text:style-name="MP4">$$WEB_AYTO$$</text:p>
        <text:p text:style-name="MP5"/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10-07T18:00:32.526000000</meta:creation-date>
    <dc:language>es-ES</dc:language>
    <meta:editing-cycles>25</meta:editing-cycles>
    <meta:editing-duration>PT5H45M46S</meta:editing-duration>
    <dc:date>2021-03-22T08:05:12.981000000</dc:date>
    <meta:document-statistic meta:table-count="3" meta:image-count="0" meta:object-count="0" meta:page-count="1" meta:paragraph-count="24" meta:word-count="253" meta:character-count="2195" meta:non-whitespace-character-count="1981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